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ś jedynym Panem</text:span><text:span text:style-name="T1"><text:line-break/></text:span><text:span text:style-name="T1">ogłaszamy władzę Twą</text:span><text:span text:style-name="T1"><text:line-break/></text:span><text:span text:style-name="T1">Tyś jedynym Bogiem</text:span><text:span text:style-name="T1"><text:line-break/></text:span><text:span text:style-name="T1">Zwyciężymy w Imię Twoje</text:span><text:span text:style-name="T1"><text:line-break/></text:span><text:span text:style-name="T1">Alleluja, alleluja,</text:span><text:span text:style-name="T1"><text:line-break/></text:span><text:span text:style-name="T1">Jezus jest Panem, a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Tyś jedynym wodzem</text:span><text:span text:style-name="T1"><text:line-break/></text:span><text:span text:style-name="T1">my zaś armią Twą</text:span><text:span text:style-name="T1"><text:line-break/></text:span><text:span text:style-name="T1">Tyś jedynym zbawcą</text:span><text:span text:style-name="T1"><text:line-break/></text:span><text:span text:style-name="T1">Zwyciężymy </text:span><text:span text:style-name="T1">w Imię Twoj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1T22:35:23</meta:creation-date>
    <dc:creator>Rafał Talacha</dc:creator>
    <dc:date>2009-02-01T13:41:01</dc:date>
    <dc:language>pl-PL</dc:language>
    <meta:editing-cycles>5</meta:editing-cycles>
    <meta:editing-duration>PT1M3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